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35CC869B4B881A87.png" manifest:media-type="image/png"/>
  <manifest:file-entry manifest:full-path="Pictures/1000000100000AAE00000327B1AD9A9530EC1CF8.png" manifest:media-type="image/png"/>
  <manifest:file-entry manifest:full-path="Pictures/1000000100000AB00000072078B66056D79B94FB.png" manifest:media-type="image/png"/>
  <manifest:file-entry manifest:full-path="Pictures/1000000100000AB000000720BB9430DF190BAC72.png" manifest:media-type="image/png"/>
  <manifest:file-entry manifest:full-path="Pictures/1000000100000280000001E04F28FB979E0C870E.png" manifest:media-type="image/png"/>
  <manifest:file-entry manifest:full-path="Pictures/1000000100000AB000000720C6444237DCBEAEAC.png" manifest:media-type="image/png"/>
  <manifest:file-entry manifest:full-path="Pictures/1000000100000280000001E08F2A14F4EB4FA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1646in" svg:y="4.5154in" svg:width="6.4118in" svg:height="4.8083in" draw:z-index="1"><draw:image xlink:href="Pictures/1000000100000280000001E08F2A14F4EB4FAFC8.png" xlink:type="simple" xlink:show="embed" xlink:actuate="onLoad" draw:mime-type="image/png"/></draw:frame><draw:frame draw:style-name="fr1" draw:name="Image1" text:anchor-type="char" svg:x="0.1646in" svg:y="0.2791in" svg:width="6.3547in" svg:height="4.2366in" draw:z-index="0"><draw:image xlink:href="Pictures/1000000100000AB000000720C6444237DCBEAEAC.png" xlink:type="simple" xlink:show="embed" xlink:actuate="onLoad" draw:mime-type="image/png"/></draw:frame></text:p>
      <text:p text:style-name="P1"><draw:frame draw:style-name="fr2" draw:name="Image3" text:anchor-type="char" svg:width="4.9154in" svg:height="3.2772in" draw:z-index="2"><draw:image xlink:href="Pictures/1000000100000AB000000720BB9430DF190BAC72.png" xlink:type="simple" xlink:show="embed" xlink:actuate="onLoad" draw:mime-type="image/png"/></draw:frame><draw:frame draw:style-name="fr1" draw:name="Image4" text:anchor-type="char" svg:x="1.0047in" svg:y="2.9772in" svg:width="4.9264in" svg:height="1.4543in" draw:z-index="3"><draw:image xlink:href="Pictures/1000000100000AAE00000327B1AD9A9530EC1CF8.png" xlink:type="simple" xlink:show="embed" xlink:actuate="onLoad" draw:mime-type="image/png"/></draw:frame><draw:frame draw:style-name="fr1" draw:name="Image5" text:anchor-type="char" svg:x="1.0047in" svg:y="4.4307in" svg:width="4.9134in" svg:height="3.6846in" draw:z-index="6"><draw:image xlink:href="Pictures/1000000100000280000001E04F28FB979E0C870E.png" xlink:type="simple" xlink:show="embed" xlink:actuate="onLoad" draw:mime-type="image/png"/></draw:frame></text:p>
      <text:p text:style-name="P1"><draw:frame draw:style-name="fr1" draw:name="Image6" text:anchor-type="char" svg:x="0.1736in" svg:y="0in" svg:width="6.5189in" svg:height="4.3457in" draw:z-index="4"><draw:image xlink:href="Pictures/1000000100000AB00000072078B66056D79B94FB.png" xlink:type="simple" xlink:show="embed" xlink:actuate="onLoad" draw:mime-type="image/png"/></draw:frame><draw:frame draw:style-name="fr1" draw:name="Image7" text:anchor-type="char" svg:x="0.1898in" svg:y="4.5374in" svg:width="6.4453in" svg:height="4.8339in" draw:z-index="5"><draw:image xlink:href="Pictures/1000000100000280000001E035CC869B4B881A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5:46:35.572340085</meta:creation-date>
    <dc:date>2024-09-04T06:07:50.942674310</dc:date>
    <meta:editing-duration>PT3M2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